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list-style-name="L1"/>
    <style:style style:name="P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3D-ko piezen lista</text:h>
      <text:list xml:id="list6648638600942356898" text:style-name="L1">
        <text:list-item>
          <text:p><text:a xlink:type="simple" xlink:href="https://github.com/xabieroiarbide/PacifistaBot/blob/main/Muntaia/Muntai mekanikoa/STL/PacifistaBot_Torso_Frontal.stl" text:style-name="Internet_20_link" text:visited-style-name="Visited_20_Internet_20_Link"><text:span text:style-name="T2">PacifistaBot_Tors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Cabeza_Lego.stl" text:style-name="Internet_20_link" text:visited-style-name="Visited_20_Internet_20_Link"><text:span text:style-name="T2">PacifistaBot_Cabeza_Leg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Cabeza_Pacifista.stl" text:style-name="Internet_20_link" text:visited-style-name="Visited_20_Internet_20_Link"><text:span text:style-name="T2">PacifistaBot_Cabeza_Pacifist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Cadera.stl" text:style-name="Internet_20_link" text:visited-style-name="Visited_20_Internet_20_Link"><text:span text:style-name="T2">PacifistaBot_Cader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Codo_Derecho.stl" text:style-name="Internet_20_link" text:visited-style-name="Visited_20_Internet_20_Link"><text:span text:style-name="T2">PacifistaBot_Codo_Derecho.stl </text:span></text:a></text:p>
        </text:list-item>
        <text:list-item>
          <text:p><text:a xlink:type="simple" xlink:href="https://github.com/xabieroiarbide/PacifistaBot/blob/main/Muntaia/Muntai mekanikoa/STL/PacifistaBot_Codo_Izquierdo.stl" text:style-name="Internet_20_link" text:visited-style-name="Visited_20_Internet_20_Link"><text:span text:style-name="T2">PacifistaBot_Codo_Izquierdo.stl </text:span></text:a></text:p>
        </text:list-item>
        <text:list-item>
          <text:p><text:a xlink:type="simple" xlink:href="https://github.com/xabieroiarbide/PacifistaBot/blob/main/Muntaia/Muntai mekanikoa/STL/PacifistaBot_Hombro_Derecho.stl" text:style-name="Internet_20_link" text:visited-style-name="Visited_20_Internet_20_Link"><text:span text:style-name="T2">PacifistaBot_Hombro_Derech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Hombro_Izquierdo.stl" text:style-name="Internet_20_link" text:visited-style-name="Visited_20_Internet_20_Link"><text:span text:style-name="T2">PacifistaBot_Hombro_Izquierdo.stl </text:span></text:a></text:p>
        </text:list-item>
        <text:list-item>
          <text:p><text:a xlink:type="simple" xlink:href="https://github.com/xabieroiarbide/PacifistaBot/blob/main/Muntaia/Muntai mekanikoa/STL/PacifistaBot_Ingle_Derecha.stl" text:style-name="Internet_20_link" text:visited-style-name="Visited_20_Internet_20_Link"><text:span text:style-name="T2">PacifistaBot_Ingle_Derecha.stl </text:span></text:a></text:p>
        </text:list-item>
        <text:list-item>
          <text:p><text:a xlink:type="simple" xlink:href="https://github.com/xabieroiarbide/PacifistaBot/blob/main/Muntaia/Muntai mekanikoa/STL/PacifistaBot_Ingle_Izquierda.stl" text:style-name="Internet_20_link" text:visited-style-name="Visited_20_Internet_20_Link"><text:span text:style-name="T2">PacifistaBot_Ingle_Izquierd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Frontal_Inferior_Derecho.stl" text:style-name="Internet_20_link" text:visited-style-name="Visited_20_Internet_20_Link"><text:span text:style-name="T2">PacifistaBot_Link_Frontal_Inferior_Derecho.stl </text:span></text:a></text:p>
        </text:list-item>
        <text:list-item>
          <text:p><text:a xlink:type="simple" xlink:href="https://github.com/xabieroiarbide/PacifistaBot/blob/main/Muntaia/Muntai mekanikoa/STL/PacifistaBot_Link_Frontal_Inferior_Izquierdo.stl" text:style-name="Internet_20_link" text:visited-style-name="Visited_20_Internet_20_Link"><text:span text:style-name="T2">PacifistaBot_Link_Frontal_Inferior_Izquierd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Frontal_Superior_Derecho.stl" text:style-name="Internet_20_link" text:visited-style-name="Visited_20_Internet_20_Link"><text:span text:style-name="T2">PacifistaBot_Link_Frontal_Superior_Derecho.stl </text:span></text:a></text:p>
        </text:list-item>
        <text:list-item>
          <text:p><text:a xlink:type="simple" xlink:href="https://github.com/xabieroiarbide/PacifistaBot/blob/main/Muntaia/Muntai mekanikoa/STL/PacifistaBot_Link_Frontal_Superior_Izquierdo.stl" text:style-name="Internet_20_link" text:visited-style-name="Visited_20_Internet_20_Link"><text:span text:style-name="T2">PacifistaBot_Link_Frontal_Superior_Izquierd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Mano_Inferior_Frontal_Brazo_Derecho.stl" text:style-name="Internet_20_link" text:visited-style-name="Visited_20_Internet_20_Link"><text:span text:style-name="T2">PacifistaBot_Link_Mano_Inferior_Frontal_Brazo _Derech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Mano_Inferior_Frontal_Brazo_Izquierdo.stl" text:style-name="Internet_20_link" text:visited-style-name="Visited_20_Internet_20_Link"><text:span text:style-name="T2">PacifistaBot_Link_Mano_Inferior_Frontal_Brazo _Izquierdo.stl </text:span></text:a></text:p>
        </text:list-item>
        <text:list-item>
          <text:p><text:a xlink:type="simple" xlink:href="https://github.com/xabieroiarbide/PacifistaBot/blob/main/Muntaia/Muntai mekanikoa/STL/PacifistaBot_Link_Mano_Inferior_Trasero_Brazo_Derecho.stl" text:style-name="Internet_20_link" text:visited-style-name="Visited_20_Internet_20_Link"><text:span text:style-name="T2">PacifistaBot_Link_Mano_Inferior_Trasero_Brazo _Derech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Mano_Inferior_Trasero_Brazo_Izquierdo.stl" text:style-name="Internet_20_link" text:visited-style-name="Visited_20_Internet_20_Link"><text:span text:style-name="T2">PacifistaBot_Link_Mano_Inferior_Trasero_Brazo _Izquierd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Mano_Superior_Brazo_Derecho.stl" text:style-name="Internet_20_link" text:visited-style-name="Visited_20_Internet_20_Link"><text:span text:style-name="T2">PacifistaBot_Link_Mano_Superior_Brazo _Derecho.stl </text:span></text:a></text:p>
        </text:list-item>
        <text:list-item>
          <text:p><text:a xlink:type="simple" xlink:href="https://github.com/xabieroiarbide/PacifistaBot/blob/main/Muntaia/Muntai mekanikoa/STL/PacifistaBot_Link_Mano_Superior_Brazo_Izquierdo.stl" text:style-name="Internet_20_link" text:visited-style-name="Visited_20_Internet_20_Link"><text:span text:style-name="T2">PacifistaBot_Link_Mano_Superior_Brazo _Izquierdo.stl </text:span></text:a></text:p>
        </text:list-item>
        <text:list-item>
          <text:p><text:a xlink:type="simple" xlink:href="https://github.com/xabieroiarbide/PacifistaBot/blob/main/Muntaia/Muntai mekanikoa/STL/PacifistaBot_Link_Servo_Inferior_Frontal_Brazo_Derecho.stl" text:style-name="Internet_20_link" text:visited-style-name="Visited_20_Internet_20_Link"><text:span text:style-name="T2">PacifistaBot_Link_Servo_Inferior_Frontal_Brazo _Derech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Servo_Inferior_Frontal_Brazo_Izquierdo.stl" text:style-name="Internet_20_link" text:visited-style-name="Visited_20_Internet_20_Link"><text:span text:style-name="T2">PacifistaBot_Link_Servo_Inferior_Frontal_Brazo _Izquierdo.stl </text:span></text:a></text:p>
        </text:list-item>
        <text:list-item>
          <text:p><text:soft-page-break/><text:a xlink:type="simple" xlink:href="https://github.com/xabieroiarbide/PacifistaBot/blob/main/Muntaia/Muntai mekanikoa/STL/PacifistaBot_Link_Servo_Inferior_Trasero_Brazo_Derecho.stl" text:style-name="Internet_20_link" text:visited-style-name="Visited_20_Internet_20_Link"><text:span text:style-name="T2">PacifistaBot_Link_Servo_Inferior_Trasero_Brazo _Derecho.stl </text:span></text:a></text:p>
        </text:list-item>
        <text:list-item>
          <text:p><text:a xlink:type="simple" xlink:href="https://github.com/xabieroiarbide/PacifistaBot/blob/main/Muntaia/Muntai mekanikoa/STL/PacifistaBot_Link_Servo_Inferior_Trasero_Brazo_Izquierdo.stl" text:style-name="Internet_20_link" text:visited-style-name="Visited_20_Internet_20_Link"><text:span text:style-name="T2">PacifistaBot_Link_Servo_Inferior_Trasero_Brazo _Izquierdo.stl </text:span></text:a></text:p>
        </text:list-item>
        <text:list-item>
          <text:p><text:a xlink:type="simple" xlink:href="https://github.com/xabieroiarbide/PacifistaBot/blob/main/Muntaia/Muntai mekanikoa/STL/PacifistaBot_Link_Servo_Superior_Brazo_Derecho.stl" text:style-name="Internet_20_link" text:visited-style-name="Visited_20_Internet_20_Link"><text:span text:style-name="T2">PacifistaBot_Link_Servo_Superior_Brazo _Derecho.stl </text:span></text:a></text:p>
        </text:list-item>
        <text:list-item>
          <text:p><text:a xlink:type="simple" xlink:href="https://github.com/xabieroiarbide/PacifistaBot/blob/main/Muntaia/Muntai mekanikoa/STL/PacifistaBot_Link_Servo_Superior_Brazo_Izquierdo.stl" text:style-name="Internet_20_link" text:visited-style-name="Visited_20_Internet_20_Link"><text:span text:style-name="T2">PacifistaBot_Link_Servo_Superior_Brazo _Izquierdo.stl </text:span></text:a></text:p>
        </text:list-item>
        <text:list-item>
          <text:p><text:a xlink:type="simple" xlink:href="https://github.com/xabieroiarbide/PacifistaBot/blob/main/Muntaia/Muntai mekanikoa/STL/PacifistaBot_Link_Trasero_Inferior_Izquierdo.stl" text:style-name="Internet_20_link" text:visited-style-name="Visited_20_Internet_20_Link"><text:span text:style-name="T2">PacifistaBot_Link_Trasero_Inferior_Derech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Link_Trasero_Inferior_Izquierdo.stl" text:style-name="Internet_20_link" text:visited-style-name="Visited_20_Internet_20_Link"><text:span text:style-name="T2">PacifistaBot_Link_Trasero_Inferior_Izquierdo.stl </text:span></text:a></text:p>
        </text:list-item>
        <text:list-item>
          <text:p><text:a xlink:type="simple" xlink:href="https://github.com/xabieroiarbide/PacifistaBot/blob/main/Muntaia/Muntai mekanikoa/STL/PacifistaBot_Link_Trasero_Superior_Derecho.stl" text:style-name="Internet_20_link" text:visited-style-name="Visited_20_Internet_20_Link"><text:span text:style-name="T2">PacifistaBot_Link_Trasero_Superior_Derecho.stl </text:span></text:a></text:p>
        </text:list-item>
        <text:list-item>
          <text:p><text:a xlink:type="simple" xlink:href="https://github.com/xabieroiarbide/PacifistaBot/blob/main/Muntaia/Muntai mekanikoa/STL/PacifistaBot_Link_Trasero_Superior_Izquierdo.stl" text:style-name="Internet_20_link" text:visited-style-name="Visited_20_Internet_20_Link"><text:span text:style-name="T2">PacifistaBot_Link_Trasero_Superior_Izquierd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Mano_Lego_Derecha.stl" text:style-name="Internet_20_link" text:visited-style-name="Visited_20_Internet_20_Link"><text:span text:style-name="T2">PacifistaBot_Mano_Lego_Derech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Mano_Lego_Izquierda.stl" text:style-name="Internet_20_link" text:visited-style-name="Visited_20_Internet_20_Link"><text:span text:style-name="T2">PacifistaBot_Mano_Lego_Izquierd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Mano_Pacifista_Derecha.stl" text:style-name="Internet_20_link" text:visited-style-name="Visited_20_Internet_20_Link"><text:span text:style-name="T2">PacifistaBot_Mano_Pacifista_Derech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Mano_Pacifista_Izquierda.stl" text:style-name="Internet_20_link" text:visited-style-name="Visited_20_Internet_20_Link"><text:span text:style-name="T2">PacifistaBot_Mano_Pacifista_Izquierda.stl </text:span></text:a></text:p>
        </text:list-item>
        <text:list-item>
          <text:p><text:a xlink:type="simple" xlink:href="https://github.com/xabieroiarbide/PacifistaBot/blob/main/Muntaia/Muntai mekanikoa/STL/PacifistaBot_Muñeca_Derecha.stl" text:style-name="Internet_20_link" text:visited-style-name="Visited_20_Internet_20_Link"><text:span text:style-name="T2">PacifistaBot_Muñeca_Derecha.stl </text:span></text:a></text:p>
        </text:list-item>
        <text:list-item>
          <text:p><text:a xlink:type="simple" xlink:href="https://github.com/xabieroiarbide/PacifistaBot/blob/main/Muntaia/Muntai mekanikoa/STL/PacifistaBot_Muñeca_Izquierda.stl" text:style-name="Internet_20_link" text:visited-style-name="Visited_20_Internet_20_Link"><text:span text:style-name="T2">PacifistaBot_Muñeca_Izquierd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Pie_Derecho.stl" text:style-name="Internet_20_link" text:visited-style-name="Visited_20_Internet_20_Link"><text:span text:style-name="T2">PacifistaBot_Pie_Derecho.stl </text:span></text:a></text:p>
        </text:list-item>
        <text:list-item>
          <text:p><text:a xlink:type="simple" xlink:href="https://github.com/xabieroiarbide/PacifistaBot/blob/main/Muntaia/Muntai mekanikoa/STL/PacifistaBot_Pie_Izquierdo.stl" text:style-name="Internet_20_link" text:visited-style-name="Visited_20_Internet_20_Link"><text:span text:style-name="T2">PacifistaBot_Pie_Izquierdo.stl </text:span></text:a></text:p>
        </text:list-item>
        <text:list-item>
          <text:p><text:a xlink:type="simple" xlink:href="https://github.com/xabieroiarbide/PacifistaBot/blob/main/Muntaia/Muntai mekanikoa/STL/PacifistaBot_Rodilla_Derecha.stl" text:style-name="Internet_20_link" text:visited-style-name="Visited_20_Internet_20_Link"><text:span text:style-name="T2">PacifistaBot_Rodilla_Derech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Rodilla_Izquierda.stl" text:style-name="Internet_20_link" text:visited-style-name="Visited_20_Internet_20_Link"><text:span text:style-name="T2">PacifistaBot_Rodilla_Izquierda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Tobillo_Derecho.stl" text:style-name="Internet_20_link" text:visited-style-name="Visited_20_Internet_20_Link"><text:span text:style-name="T2">PacifistaBot_Tobillo_Derecho.stl </text:span></text:a></text:p>
        </text:list-item>
        <text:list-item>
          <text:p><text:a xlink:type="simple" xlink:href="https://github.com/xabieroiarbide/PacifistaBot/blob/main/Muntaia/Muntai mekanikoa/STL/PacifistaBot_Tobillo_Izquierdo.stl" text:style-name="Internet_20_link" text:visited-style-name="Visited_20_Internet_20_Link"><text:span text:style-name="T2">PacifistaBot_Tobillo_Izquierdo.stl</text:span></text:a><text:span text:style-name="T2"> </text:span></text:p>
        </text:list-item>
        <text:list-item>
          <text:p><text:a xlink:type="simple" xlink:href="https://github.com/xabieroiarbide/PacifistaBot/blob/main/Muntaia/Muntai mekanikoa/STL/PacifistaBot_Torso_Tapa.stl" text:style-name="Internet_20_link" text:visited-style-name="Visited_20_Internet_20_Link"><text:span text:style-name="T2">PacifistaBot_Torso_Tapa.stl 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20pt" style:font-name-asian="OpenSymbol" style:font-size-asian="20pt" style:font-name-complex="OpenSymbol" style:font-size-complex="2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4T08:30:19.40</meta:creation-date>
    <dc:date>2021-02-04T09:10:26.20</dc:date>
    <meta:editing-duration>PT9M33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44" meta:word-count="101" meta:character-count="1885"/>
  </office:meta>
</office:document-meta>
</file>